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ndale Mono" svg:font-family="'Andale Mono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Purisa" svg:font-family="Purisa" style:font-pitch="variable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lwg Typist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style:text-underline-style="none" fo:font-weight="normal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 New" fo:font-weight="normal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ourier New" fo:font-weight="normal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Monospace" fo:font-size="10pt" style:text-underline-style="none" fo:font-weight="normal" style:font-name-asian="Monospace" style:font-size-asian="10pt" style:font-weight-asian="normal" style:font-name-complex="Monospace" style:font-size-complex="10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Monospace" fo:font-size="9pt" style:font-name-asian="Monospace" style:font-size-asian="9pt" style:font-name-complex="Monospace" style:font-size-complex="9pt"/>
    </style:style>
    <style:style style:name="P26" style:family="paragraph" style:parent-style-name="Standard">
      <style:paragraph-properties fo:text-align="justify" style:justify-single-word="false"/>
      <style:text-properties style:font-name="Monospace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9pt" style:font-name-asian="Monospace" style:font-size-asian="9pt" style:font-name-complex="Monospace" style:font-size-complex="9pt"/>
    </style:style>
    <style:style style:name="P2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weight="normal" style:font-weight-asian="normal" style:font-weight-complex="normal"/>
    </style:style>
    <style:style style:name="T13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weight="normal" style:font-weight-asian="normal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font-name="Purisa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FreeMono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Nimbus Mono L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Monospace" fo:font-size="9pt" style:font-name-asian="Monospace" style:font-size-asian="9pt" style:font-name-complex="Monospace" style:font-size-complex="9pt"/>
    </style:style>
    <style:style style:name="T25" style:family="text">
      <style:text-properties style:font-name="Monospace" fo:font-size="9pt" fo:font-weight="normal" style:font-name-asian="Monospace" style:font-size-asian="9pt" style:font-weight-asian="normal" style:font-name-complex="Monospace" style:font-size-complex="9pt" style:font-weight-complex="normal"/>
    </style:style>
    <style:style style:name="T26" style:family="text">
      <style:text-properties style:font-name="Times New Roman" fo:font-weight="normal" style:font-weight-asian="normal" style:font-weight-complex="normal"/>
    </style:style>
    <style:style style:name="T27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28" style:family="text">
      <style:text-properties style:font-weight-asian="normal"/>
    </style:style>
    <style:style style:name="T29" style:family="text">
      <style:text-properties style:font-weight-complex="normal"/>
    </style:style>
    <style:style style:name="T30" style:family="text">
      <style:text-properties style:font-name="Monospace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font-name="Monospac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UNIVERSIDADE FEDERAL DE MINAS GERAIS</text:p>
      <text:p text:style-name="P22">INSTITUTO DE CIÊNCIAS EXATAS</text:p>
      <text:p text:style-name="P22">DEPARTAMENTO DE CIÊNCIA DA COMPUTAÇÃO</text:p>
      <text:p text:style-name="P22">DISCIPLINA: Compiladores I</text:p>
      <text:p text:style-name="P22">Trabalho Prático 3 – Compilador 2012-1 – Análise Léxica</text:p>
      <text:p text:style-name="P22"/>
      <text:p text:style-name="P22">Pedro Araujo Pires</text:p>
      <text:p text:style-name="P22">Pedro Henrique Doffemond Costa</text:p>
      <text:p text:style-name="P22"/>
      <text:p text:style-name="P22"/>
      <text:p text:style-name="P8"/>
      <text:p text:style-name="P4">Introdução </text:p>
      <text:p text:style-name="P4"/>
      <text:p text:style-name="P6"><text:tab/>A terceira fase da compilação, chamada análise semântica, é onde são verificados os aspectos semânticos (por exemplo a verificação de tipos, a verificação do fluxo de controle e a verificação da unicidade da declaração de variáveis) do código fonte, além de coletar informações necessárias para a próxima fase da compilação, que é a geração de código intermediário. Os erros detectados pela análise semântica não interferem com o andamento da compilação, sempre gerando um <text:span text:style-name="T6">warning</text:span><text:span text:style-name="T8">. </text:span></text:p>
      <text:p text:style-name="P6"/>
      <text:p text:style-name="P6"/>
      <text:p text:style-name="P4">Objetivo </text:p>
      <text:p text:style-name="P4"/>
      <text:p text:style-name="P6"><text:tab/>Implementar a análise semântica sobre o analisador sintático para a gramática da linguagem L2012-1, desenvolvido no trabalho anterior. O analisador semântico deve<text:span text:style-name="T5"> fazer a verificação de tipos em expressões e comandos.</text:span></text:p>
      <text:p text:style-name="P6"/>
      <text:p text:style-name="P6"/>
      <text:p text:style-name="P4">Ferramentas </text:p>
      <text:p text:style-name="P4"/>
      <text:p text:style-name="P6"><text:tab/>As ferramentas utilizadas neste trabalho foram o Lex para gerar o <text:s/>analisador léxico, e o YACC para gerar o analisador sintático, </text:p>
      <text:p text:style-name="P6"/>
      <text:p text:style-name="P6"/>
      <text:p text:style-name="P4">Análise Semântica</text:p>
      <text:p text:style-name="P4"><text:span text:style-name="T19"/></text:p>
      <text:p text:style-name="P4"><text:span text:style-name="T19"><text:tab/>A ferramente YACC, ao mesmo tempo em que gera um analisador sintático para uma determinada gramática, também provê formas de se fazer a análise semântica do código fonte. Sempre que há uma redução durante a análise sintática, o YACC permite a execução de ações, que são comandos em C. Além disso, também é permitido definir atributos para os símbolos não terminais da gramática, o que permite que sejá feita a verificação de tipos.</text:span></text:p>
      <text:p text:style-name="P4"><text:span text:style-name="T19"><text:tab/>Nos trabalhos anteriores, o código da tabela de símbolos estava no arquivo de entrada para o Lex. Para uma melhor modularização do compilador, o código foi transferido para um arquivo separado (sym_table.c). Além disso, todo o código relacionado com a checagem de tipos está no arquivo type_checker.c.</text:span></text:p>
      <text:p text:style-name="P4"><text:span text:style-name="T19"><text:tab/>O tipo das expressões foi determinado a partir do tipo de seus operandos. Quando dois operandos têm o mesmo tipo, o resultado da operação também possui esse tipo. Caso dois operandos não possuam o mesmo tipo, uma mensagem de aviso é impressa na tela. Quando há uma chamada de função</text:span><text:span text:style-name="T10">, o tipo do(s) argumento(s) é checado. Caso seja uma função </text:span><text:span text:style-name="T7">built-in</text:span><text:span text:style-name="T10"> da linguagem, o tipo é </text:span><text:soft-page-break/><text:span text:style-name="T10">checado de acordo com as convenções de tipos especificadas na documentação da linguagem Pascal. Se a função sendo chamada for um função declarada pelo programador, o tipo e a quantidade de parâmetros são checados. Os comandos de controle de fluxo </text:span><text:span text:style-name="T23">if</text:span><text:span text:style-name="T10"> e </text:span><text:span text:style-name="T23">repeat</text:span><text:span text:style-name="T10"> também são checados, pois ambos possuem expressões obrigatoriamente precisam ser boolean.</text:span></text:p>
      <text:p text:style-name="P6"><text:span text:style-name="T19"/></text:p>
      <text:p text:style-name="P4">Modo de Utilização </text:p>
      <text:p text:style-name="P16"/>
      <text:p text:style-name="P16"><text:tab/>O utilitário make foi utilizado para fazer a geração e a compilação dos analisadores léxico, sintático e semântico. Para gerar o executável basta executar o comando make no diretório que contém os códigos fonte. <text:span text:style-name="T11">Isso irá gerar o executável </text:span><text:span text:style-name="T15">a.out</text:span><text:span text:style-name="T11">, que deve ser executado da seguinte forma:</text:span></text:p>
      <text:p text:style-name="P13"/>
      <text:p text:style-name="P19"><text:span text:style-name="T15"><text:tab/><text:tab/><text:tab/><text:tab/>./a.out &lt; código_fonte</text:span></text:p>
      <text:p text:style-name="P6"/>
      <text:p text:style-name="P6"/>
      <text:p text:style-name="P4">Testes</text:p>
      <text:p text:style-name="P4"/>
      <text:p text:style-name="P1"><text:span text:style-name="T5"><text:tab/>Para testar o analisador semântico foi utilizado um programa escrito na linguagem L2012-1 sem erros de sintaxe, mas com vários erros de tipo, que foram colocados para evidenciar o funcionamento do verificador de tipos. Este programa está relacionado abaixo:</text:span></text:p>
      <text:p text:style-name="P6"><text:span text:style-name="T25"/></text:p>
      <text:p text:style-name="P25"><text:span text:style-name="T5"><text:tab/><text:tab/><text:tab/> 1 <text:s/>program test;</text:span></text:p>
      <text:p text:style-name="P27"><text:tab/><text:tab/><text:tab/> 2 <text:s/>i, j, k : integer;</text:p>
      <text:p text:style-name="P27"><text:tab/><text:tab/><text:tab/> 3 <text:s/>x, y, z : real;</text:p>
      <text:p text:style-name="P27"><text:tab/><text:tab/><text:tab/> 4</text:p>
      <text:p text:style-name="P27"><text:tab/><text:tab/><text:tab/> 5 <text:s/>integer PROCEDURE fatorial(value integer:n):</text:p>
      <text:p text:style-name="P27"><text:tab/><text:tab/><text:tab/> 6 <text:s text:c="3"/>x, result : integer;</text:p>
      <text:p text:style-name="P27"><text:tab/><text:tab/><text:tab/> 7 <text:s/>begin</text:p>
      <text:p text:style-name="P27"><text:tab/><text:tab/><text:tab/> 8 <text:s text:c="3"/>x := 1;</text:p>
      <text:p text:style-name="P27"><text:tab/><text:tab/><text:tab/> 9 <text:s text:c="3"/>result := 1;</text:p>
      <text:p text:style-name="P27"><text:tab/><text:tab/><text:tab/>10 <text:s text:c="3"/>repeat</text:p>
      <text:p text:style-name="P27"><text:tab/><text:tab/><text:tab/>11 <text:s text:c="5"/>result := result * x; </text:p>
      <text:p text:style-name="P27"><text:tab/><text:tab/><text:tab/>12 <text:s text:c="5"/>x := x + 1</text:p>
      <text:p text:style-name="P27"><text:tab/><text:tab/><text:tab/>13 <text:s text:c="3"/>until x &lt;= n;</text:p>
      <text:p text:style-name="P27"><text:tab/><text:tab/><text:tab/>14 <text:s text:c="3"/>i := result</text:p>
      <text:p text:style-name="P27"><text:tab/><text:tab/><text:tab/>15 <text:s/>end</text:p>
      <text:p text:style-name="P27"><text:tab/><text:tab/><text:tab/>16</text:p>
      <text:p text:style-name="P27"><text:tab/><text:tab/><text:tab/>17 <text:s/>begin</text:p>
      <text:p text:style-name="P27"><text:tab/><text:tab/><text:tab/>18 <text:s text:c="3"/>i := fatorial(2, 'a');</text:p>
      <text:p text:style-name="P27"><text:tab/><text:tab/><text:tab/>19 <text:s text:c="3"/>x := fatorial(3);</text:p>
      <text:p text:style-name="P27"><text:tab/><text:tab/><text:tab/>20 <text:s text:c="3"/>if 2.0 then write(1) else write('b');</text:p>
      <text:p text:style-name="P27"><text:tab/><text:tab/><text:tab/>21 <text:s text:c="3"/>x := abs(12);</text:p>
      <text:p text:style-name="P27"><text:tab/><text:tab/><text:tab/>22 <text:s text:c="3"/>x := abs(12.0);</text:p>
      <text:p text:style-name="P27"><text:tab/><text:tab/><text:tab/>23 <text:s text:c="3"/>repeat write(1) until cos(false)</text:p>
      <text:p text:style-name="P28"><text:span text:style-name="T24"><text:tab/><text:tab/><text:tab/>24 <text:s/>end</text:span></text:p>
      <text:p text:style-name="P1"><text:span text:style-name="T5"/></text:p>
      <text:p text:style-name="P1"><text:span text:style-name="T5">A saída do analisador está listada abaixo:</text:span></text:p>
      <text:p text:style-name="P1"><text:span text:style-name="T5"/></text:p>
      <text:p text:style-name="P26"><text:span text:style-name="T5">Warning (line 18): wrong number of parameters on function call: fatorial (have 1, supplied 2)</text:span></text:p>
      <text:p text:style-name="P26"><text:span text:style-name="T5">Warning (line 19): assignment type mismatch! - <text:s/>real &lt;- integer</text:span></text:p>
      <text:p text:style-name="P26"><text:span text:style-name="T5">Warning (line 20): 'if' statement requires a boolean condition (condition is 'real')</text:span></text:p>
      <text:p text:style-name="P26"><text:span text:style-name="T5">Warning (line 21): assignment type mismatch! - <text:s/>real &lt;- integer</text:span></text:p>
      <text:p text:style-name="P26"><text:span text:style-name="T5">Warning (line 23): 'cos' function requires an integer or real argument.</text:span></text:p>
      <text:p text:style-name="P26"><text:span text:style-name="T5">Warning (line 24): 'repeat' statement requires an expression that evaluates to a boolean (expression is 'real')</text:span></text:p>
      <text:p text:style-name="P1"><text:span text:style-name="T12"/></text:p>
      <text:p text:style-name="P1"><text:soft-page-break/><text:span text:style-name="T12">O último </text:span><text:span text:style-name="T13">warning</text:span><text:span text:style-name="T14"> acusou um erro no comando </text:span><text:span text:style-name="T13">repeat</text:span><text:span text:style-name="T14"> na linha 24. No entanto, esse comando está na linha 23. Esse erro ocorreu pois, como é o último comando de um bloco, ele só foi reconhecido como comando após a leitura do end, o que incrementou o contador de linhas.</text:span></text:p>
      <text:p text:style-name="P14"/>
      <text:p text:style-name="P14"/>
      <text:p text:style-name="P4">Conclusão </text:p>
      <text:p text:style-name="P1"/>
      <text:p text:style-name="P14"><text:tab/>Este trabalho teve como objetivo construir mais uma parte do compilador, o <text:s/>analisador semântico. Para tal, foi necessário construir um verificador de tipos para a linguagem, cujas rotinas são chamadas durante a análise sintática. Esse fato proporcionou um melhor entendimento sobre como ocorre a verificação de tipos em um compilador, além de um melhor entendimento sbre o funcionamento da ferramenta YACC.</text:p>
      <text:p text:style-name="P14"/>
      <text:p text:style-name="P14"/>
      <text:p text:style-name="P21"/>
      <text:p text:style-name="P6"><text:s/><text:span text:style-name="T2">Bibliografia </text:span></text:p>
      <text:p text:style-name="P6"/>
      <text:p text:style-name="P6"><text:a xlink:type="simple" xlink:href="http://pt.wikipedia.org/wiki/Análise_semântica">http://pt.wikipedia.org/wiki/Análise_semântica</text:a></text:p>
      <text:p text:style-name="P6"><text:a xlink:type="simple" xlink:href="http://www.dca.fee.unicamp.br/cursos/EA876/apostila/HTML/node71.html">http://www.dca.fee.unicamp.br/cursos/EA876/apostila/HTML/node71.html</text:a></text:p>
      <text:p text:style-name="P6"><text:a xlink:type="simple" xlink:href="http://dinosaur.compilertools.net/yacc/index.html">http://dinosaur.compilertools.net/yacc/index.html</text:a></text:p>
      <text:p text:style-name="P6"><text:a xlink:type="simple" xlink:href="http://tldp.org/HOWTO/Lex-YACC-HOWTO-1.html">http://tldp.org/HOWTO/Lex-YACC-HOWTO-1.html</text:a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ndale Mono" svg:font-family="'Andale Mono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Purisa" svg:font-family="Purisa" style:font-pitch="variable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2-04-27T20:08:05</meta:creation-date>
    <dc:date>2012-06-02T17:12:59</dc:date>
    <dc:creator>Pedro Pires</dc:creator>
    <meta:editing-duration>PT06H32M26S</meta:editing-duration>
    <meta:editing-cycles>85</meta:editing-cycles>
    <meta:generator>OpenOffice.org/3.2$Linux OpenOffice.org_project/320m12$Build-9483</meta:generator>
    <meta:document-statistic meta:table-count="0" meta:image-count="0" meta:object-count="0" meta:page-count="3" meta:paragraph-count="61" meta:word-count="790" meta:character-count="5143"/>
  </office:meta>
</office:document-meta>
</file>